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5cm" fo:min-width="1.406cm"/>
    </style:style>
    <style:style style:name="gr2" style:family="graphic" style:parent-style-name="standard">
      <style:graphic-properties draw:auto-grow-height="false" fo:min-height="1.51cm" fo:min-width="4.563cm" fo:wrap-option="no-wra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auto-grow-height="false" fo:min-height="0.889cm" fo:min-width="4.703cm" fo:wrap-option="no-wrap"/>
    </style:style>
    <style:style style:name="gr8" style:family="graphic" style:parent-style-name="standard">
      <style:graphic-properties draw:stroke="none" svg:stroke-color="#000000" draw:fill="none" draw:fill-color="#ffffff" fo:min-height="0.949cm"/>
    </style:style>
    <style:style style:name="gr9" style:family="graphic" style:parent-style-name="standard">
      <style:graphic-properties draw:stroke="none" svg:stroke-color="#000000" draw:fill="none" draw:fill-color="#ffffff" fo:min-height="0.567cm"/>
    </style:style>
    <style:style style:name="gr10" style:family="graphic" style:parent-style-name="standard">
      <style:graphic-properties draw:auto-grow-height="false" fo:min-height="0.889cm" fo:min-width="4.957cm" fo:wrap-option="no-wrap"/>
    </style:style>
    <style:style style:name="gr11" style:family="graphic" style:parent-style-name="standard">
      <style:graphic-properties draw:auto-grow-height="false" fo:min-height="1.2cm" fo:min-width="5.522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1.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ce181e" fo:font-size="11pt" style:font-size-asian="11pt" style:font-size-complex="11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style:text-position="-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1.905cm" svg:x="2.016cm" svg:y="1.762cm">
          <text:p text:style-name="P1">Data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2" xml:id="id2" draw:id="id2" draw:layer="layout" svg:width="5.461cm" svg:height="2.159cm" svg:x="5.064cm" svg:y="2.2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xml:id="id3" draw:id="id3" draw:layer="layout" svg:width="5.461cm" svg:height="2.159cm" svg:x="12.049cm" svg:y="2.2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3" draw:text-style-name="P1" draw:layer="layout" svg:width="7.239cm" svg:height="3.302cm" svg:x="11.287cm" svg:y="0.365cm" draw:kind="arc" draw:start-angle="222.21" draw:end-angle="282.07">
          <text:p/>
        </draw:ellipse>
        <draw:ellipse draw:style-name="gr3" draw:text-style-name="P1" draw:layer="layout" svg:width="4.751cm" svg:height="0.587cm" svg:x="15.587cm" svg:y="3.41cm" draw:kind="arc" draw:start-angle="107.31" draw:end-angle="172.9">
          <text:p/>
        </draw:ellipse>
        <draw:line draw:style-name="gr4" draw:text-style-name="P2" draw:layer="layout" svg:x1="5.318cm" svg:y1="3.159cm" svg:x2="5.445cm" svg:y2="3.286cm">
          <text:p/>
        </draw:line>
        <draw:line draw:style-name="gr4" draw:text-style-name="P2" draw:layer="layout" svg:x1="5.445cm" svg:y1="3.286cm" svg:x2="5.572cm" svg:y2="3.159cm">
          <text:p/>
        </draw:line>
        <draw:line draw:style-name="gr4" draw:text-style-name="P2" draw:layer="layout" svg:x1="5.572cm" svg:y1="3.159cm" svg:x2="5.699cm" svg:y2="3.413cm">
          <text:p/>
        </draw:line>
        <draw:line draw:style-name="gr4" draw:text-style-name="P2" draw:layer="layout" svg:x1="5.699cm" svg:y1="3.413cm" svg:x2="6.08cm" svg:y2="3.413cm">
          <text:p/>
        </draw:line>
        <draw:line draw:style-name="gr4" draw:text-style-name="P2" draw:layer="layout" svg:x1="6.08cm" svg:y1="3.413cm" svg:x2="6.207cm" svg:y2="3.54cm">
          <text:p/>
        </draw:line>
        <draw:line draw:style-name="gr4" draw:text-style-name="P2" draw:layer="layout" svg:x1="6.207cm" svg:y1="3.54cm" svg:x2="6.334cm" svg:y2="3.413cm">
          <text:p/>
        </draw:line>
        <draw:line draw:style-name="gr4" draw:text-style-name="P2" draw:layer="layout" svg:x1="6.334cm" svg:y1="3.413cm" svg:x2="6.588cm" svg:y2="3.54cm">
          <text:p/>
        </draw:line>
        <draw:line draw:style-name="gr4" draw:text-style-name="P2" draw:layer="layout" svg:x1="6.588cm" svg:y1="3.54cm" svg:x2="7.477cm" svg:y2="3.667cm">
          <text:p/>
        </draw:line>
        <draw:line draw:style-name="gr4" draw:text-style-name="P2" draw:layer="layout" svg:x1="7.477cm" svg:y1="3.667cm" svg:x2="8.747cm" svg:y2="3.667cm">
          <text:p/>
        </draw:line>
        <draw:line draw:style-name="gr4" draw:text-style-name="P2" draw:layer="layout" svg:x1="8.747cm" svg:y1="3.667cm" svg:x2="9.001cm" svg:y2="3.413cm">
          <text:p/>
        </draw:line>
        <draw:line draw:style-name="gr4" draw:text-style-name="P2" draw:layer="layout" svg:x1="9.001cm" svg:y1="3.413cm" svg:x2="9.128cm" svg:y2="3.54cm">
          <text:p/>
        </draw:line>
        <draw:line draw:style-name="gr4" draw:text-style-name="P2" draw:layer="layout" svg:x1="9.128cm" svg:y1="3.54cm" svg:x2="9.509cm" svg:y2="3.413cm">
          <text:p/>
        </draw:line>
        <draw:line draw:style-name="gr4" draw:text-style-name="P2" draw:layer="layout" svg:x1="9.509cm" svg:y1="3.413cm" svg:x2="9.636cm" svg:y2="3.54cm">
          <text:p/>
        </draw:line>
        <draw:line draw:style-name="gr4" draw:text-style-name="P2" draw:layer="layout" svg:x1="9.636cm" svg:y1="3.54cm" svg:x2="10.271cm" svg:y2="3.286cm">
          <text:p/>
        </draw:line>
        <draw:connector draw:style-name="gr5" draw:text-style-name="P2" draw:layer="layout" svg:x1="3.921cm" svg:y1="2.715cm" svg:x2="5.064cm" svg:y2="3.349cm" draw:start-shape="id1" draw:start-glue-point="8" draw:end-shape="id2" svg:d="M3921 2715h571v634h572" svg:viewBox="0 0 1144 635">
          <text:p/>
        </draw:connector>
        <draw:connector draw:style-name="gr5" draw:text-style-name="P2" draw:layer="layout" svg:x1="10.525cm" svg:y1="3.349cm" svg:x2="12.049cm" svg:y2="3.349cm" draw:start-shape="id2" draw:start-glue-point="1" draw:end-shape="id3" svg:d="M10525 3349h1524" svg:viewBox="0 0 1525 1">
          <text:p/>
        </draw:connector>
        <draw:frame draw:style-name="gr6" draw:text-style-name="P4" draw:layer="layout" svg:width="4.953cm" svg:height="0.762cm" svg:x="4.937cm" svg:y="1.635cm">
          <draw:text-box>
            <text:p text:style-name="P3"><text:span text:style-name="T1">Extract Patient Data</text:span></text:p>
          </draw:text-box>
        </draw:frame>
        <draw:frame draw:style-name="gr6" draw:text-style-name="P4" draw:layer="layout" svg:width="4.953cm" svg:height="0.762cm" svg:x="11.922cm" svg:y="1.599cm">
          <draw:text-box>
            <text:p text:style-name="P3"><text:span text:style-name="T1">Apply Wavelet Filter</text:span></text:p>
          </draw:text-box>
        </draw:frame>
        <draw:custom-shape draw:style-name="gr7" xml:id="id4" draw:id="id4" draw:layer="layout" svg:width="5.461cm" svg:height="1.397cm" svg:x="4.937cm" svg:y="6.72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4" draw:layer="layout" svg:width="4.953cm" svg:height="1.199cm" svg:x="5.191cm" svg:y="7.04cm">
          <draw:text-box>
            <text:p text:style-name="P3"><text:span text:style-name="T1">C C C G G D D D A A A</text:span></text:p>
          </draw:text-box>
        </draw:frame>
        <draw:connector draw:style-name="gr5" draw:text-style-name="P2" draw:layer="layout" svg:x1="14.779cm" svg:y1="4.429cm" svg:x2="7.667cm" svg:y2="6.727cm" draw:start-shape="id3" draw:start-glue-point="2" draw:end-shape="id4" draw:end-glue-point="0" svg:d="M14779 4429v1149h-7112v1149" svg:viewBox="0 0 7113 2299">
          <text:p/>
        </draw:connector>
        <draw:frame draw:style-name="gr8" draw:text-style-name="P4" draw:layer="layout" svg:width="6.985cm" svg:height="1.199cm" svg:x="7.477cm" svg:y="4.937cm">
          <draw:text-box>
            <text:p text:style-name="P3"><text:span text:style-name="T1">Obtain Qualitative Representation</text:span></text:p>
          </draw:text-box>
        </draw:frame>
        <draw:custom-shape draw:style-name="gr7" xml:id="id5" draw:id="id5" draw:layer="layout" svg:width="5.461cm" svg:height="1.397cm" svg:x="12.05cm" svg:y="6.71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9" draw:text-style-name="P6" draw:layer="layout" svg:width="4.953cm" svg:height="0.817cm" svg:x="12.304cm" svg:y="7.041cm">
          <draw:text-box>
            <text:p text:style-name="P5"><text:span text:style-name="T2">C C C G G </text:span><text:span text:style-name="T3">[D D D A A A]</text:span></text:p>
          </draw:text-box>
        </draw:frame>
        <draw:frame draw:style-name="gr6" draw:text-style-name="P4" draw:layer="layout" svg:width="4.953cm" svg:height="0.762cm" svg:x="11.923cm" svg:y="6.081cm">
          <draw:text-box>
            <text:p text:style-name="P3"><text:span text:style-name="T1">Event Detection</text:span></text:p>
          </draw:text-box>
        </draw:frame>
        <draw:connector draw:style-name="gr5" draw:text-style-name="P2" draw:layer="layout" svg:x1="10.398cm" svg:y1="7.425cm" svg:x2="12.05cm" svg:y2="7.414cm" draw:start-shape="id4" draw:start-glue-point="1" draw:end-shape="id5" draw:end-glue-point="3" svg:d="M10398 7425h826v-11h826" svg:viewBox="0 0 1653 12">
          <text:p/>
        </draw:connector>
        <draw:custom-shape draw:style-name="gr10" xml:id="id6" draw:id="id6" draw:layer="layout" svg:width="5.715cm" svg:height="1.397cm" svg:x="4.81cm" svg:y="10.0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6" draw:layer="layout" svg:width="5.219cm" svg:height="1.199cm" svg:x="5.058cm" svg:y="10.359cm">
          <draw:text-box>
            <text:p text:style-name="P5"><text:span text:style-name="T3">[D D D A A A] </text:span><text:span text:style-name="T4">Had impact X</text:span></text:p>
          </draw:text-box>
        </draw:frame>
        <draw:custom-shape draw:style-name="gr11" xml:id="id7" draw:id="id7" draw:layer="layout" svg:width="6.35cm" svg:height="1.778cm" svg:x="11.229cm" svg:y="10.0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2" draw:text-style-name="P6" draw:layer="layout" svg:width="6.229cm" svg:height="1.64cm" svg:x="11.477cm" svg:y="10.359cm">
          <draw:text-box>
            <text:p text:style-name="P5"><text:span text:style-name="T3">[D D D A A A] </text:span><text:span text:style-name="T4">Grouped with events {n</text:span><text:span text:style-name="T5">1</text:span><text:span text:style-name="T4">,...n</text:span><text:span text:style-name="T5">m</text:span><text:span text:style-name="T4">} had impact X</text:span></text:p>
          </draw:text-box>
        </draw:frame>
        <draw:connector draw:style-name="gr5" draw:text-style-name="P2" draw:layer="layout" svg:x1="14.78cm" svg:y1="8.113cm" svg:x2="7.667cm" svg:y2="10.034cm" draw:start-shape="id5" draw:start-glue-point="2" draw:end-shape="id6" draw:end-glue-point="0" svg:d="M14780 8113v960h-7113v961" svg:viewBox="0 0 7114 1922">
          <text:p/>
        </draw:connector>
        <draw:connector draw:style-name="gr5" draw:text-style-name="P2" draw:layer="layout" svg:x1="14.78cm" svg:y1="8.113cm" svg:x2="14.404cm" svg:y2="10.034cm" draw:start-shape="id5" draw:start-glue-point="2" draw:end-shape="id7" svg:d="M14780 8113v961h-376v960" svg:viewBox="0 0 377 1922">
          <text:p/>
        </draw:connector>
        <draw:frame draw:style-name="gr8" draw:text-style-name="P4" draw:layer="layout" svg:width="6.985cm" svg:height="1.199cm" svg:x="7.477cm" svg:y="8.493cm">
          <draw:text-box>
            <text:p text:style-name="P3"><text:span text:style-name="T1">Intervention Analys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5:57:25.078333238</meta:creation-date>
    <dc:date>2018-10-25T16:54:49.898332749</dc:date>
    <meta:editing-duration>PT4M28S</meta:editing-duration>
    <meta:editing-cycles>1</meta:editing-cycles>
    <meta:document-statistic meta:object-count="38"/>
    <meta:generator>LibreOffice/6.1.0.3$MacOSX_X86_64 LibreOffice_project/efb621ed25068d70781dc026f7e9c5187a4decd1</meta:generator>
  </office:meta>
</office:document-meta>
</file>